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7d3" officeooo:paragraph-rsid="0006e7d3"/>
    </style:style>
    <style:style style:name="P2" style:family="paragraph" style:parent-style-name="Standard">
      <style:paragraph-properties fo:text-align="center" style:justify-single-word="false"/>
      <style:text-properties fo:font-size="20pt" officeooo:rsid="0006e7d3" officeooo:paragraph-rsid="0006e7d3" style:font-size-asian="20pt" style:font-size-complex="2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riculum Vitae : Amber Adonis </text:p>
      <text:p text:style-name="P2"/>
      <text:p text:style-name="P1"/>
      <text:p text:style-name="P1"><text:span text:style-name="T1">ID number</text:span> : 0010170232085</text:p>
      <text:p text:style-name="P1"/>
      <text:p text:style-name="P1"><text:span text:style-name="T1">Gender</text:span> : Female </text:p>
      <text:p text:style-name="P1"/>
      <text:p text:style-name="P1"><text:span text:style-name="T1">Date of Birth</text:span> : 17.10.2000</text:p>
      <text:p text:style-name="P1"/>
      <text:p text:style-name="P1">Age : 19</text:p>
      <text:p text:style-name="P1"/>
      <text:p text:style-name="P1">Nationality : South African </text:p>
      <text:p text:style-name="P1"/>
      <text:p text:style-name="P1">Language : English </text:p>
      <text:p text:style-name="P1"/>
      <text:p text:style-name="P1">Contact number : 0672836024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13:36.770549665</meta:creation-date>
    <dc:date>2020-09-10T14:20:43.377845315</dc:date>
    <meta:editing-duration>PT7M7S</meta:editing-duration>
    <meta:editing-cycles>1</meta:editing-cycles>
    <meta:document-statistic meta:table-count="0" meta:image-count="0" meta:object-count="0" meta:page-count="1" meta:paragraph-count="8" meta:word-count="31" meta:character-count="181" meta:non-whitespace-character-count="154"/>
    <meta:generator>LibreOffice/6.4.4.2$Linux_X86_64 LibreOffice_project/40$Build-2</meta:generator>
  </office:meta>
</office:document-meta>
</file>